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officeooo:rsid="0016dc0c" officeooo:paragraph-rsid="0016dc0c" style:font-size-asian="17.5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9211e" loext:opacity="100%" fo:font-size="15pt" fo:font-style="italic" style:text-underline-style="solid" style:text-underline-width="auto" style:text-underline-color="font-color" fo:font-weight="bold" officeooo:rsid="0016dc0c" officeooo:paragraph-rsid="0016dc0c" style:font-size-asian="13.1000003814697pt" style:font-style-asian="italic" style:font-weight-asian="bold" style:font-size-complex="15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3pt" fo:font-style="italic" style:text-underline-style="none" fo:font-weight="normal" officeooo:rsid="0016dc0c" officeooo:paragraph-rsid="0016dc0c" style:font-size-asian="11.3500003814697pt" style:font-style-asian="italic" style:font-weight-asian="normal" style:font-size-complex="13pt" style:font-style-complex="italic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fo:color="#000000" loext:opacity="100%" fo:font-size="13pt" fo:font-style="italic" style:text-underline-style="none" fo:font-weight="normal" officeooo:rsid="0016dc0c" officeooo:paragraph-rsid="0016dc0c" style:font-size-asian="11.3500003814697pt" style:font-style-asian="italic" style:font-weight-asian="normal" style:font-size-complex="13pt" style:font-style-complex="italic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 SCANSIONI NMAP</text:p>
      <text:p text:style-name="P1"/>
      <text:p text:style-name="P2">OS FINGERPRINTING METASPLOITABLE</text:p>
      <text:p text:style-name="P2"/>
      <text:p text:style-name="P3">Nelle foto osprintmeta 1 e 2 ho eseguito il comando sudo nmap -O 192.168.50.101 (meta IP) per eseguire l’os fingerprinting di Metasploitable, l’output mi restituisce in questo caso la lista delle porte aperte e i relativi servizi ( es. porta 23 telnet, porta 80 http, porta 22 ssh), inoltre mi da info sul sistema operativo e altri dettagli tecnici</text:p>
      <text:p text:style-name="P3"/>
      <text:p text:style-name="P3"/>
      <text:p text:style-name="P2">SYN SCAN E TCP CONNECT+differenza </text:p>
      <text:p text:style-name="P2"/>
      <text:p text:style-name="P3">Nella foto syn e tcp ho eseguito rispettivamente questi due comandi:</text:p>
      <text:list text:style-name="L2">
        <text:list-item>
          <text:p text:style-name="P4">sudo nmap -sS 192.168.50.101 per syn</text:p>
        </text:list-item>
        <text:list-item>
          <text:p text:style-name="P4">sudo nmap -sT 192.168.50.101 per tcp</text:p>
        </text:list-item>
      </text:list>
      <text:p text:style-name="P3">ho notato che l’output mi restituisce info su porte e servizi, la differenza tra le due scansioni è il metodo con cui effettuano i controlli sulla porta</text:p>
      <text:p text:style-name="P3"/>
      <text:p text:style-name="P2">VERSION DETECTION METASPLOITABLE</text:p>
      <text:p text:style-name="P2"/>
      <text:p text:style-name="P3">Nell’ultima foto (versiondec) ho provato ad eseguire il comando sudo nmap -sV per eseguire la scansione dei servizi in esecuzione sulle porte ma inizia una scansione in loop senza restituirmi risultati, mi sono permesso di cercare sul web dei comandi alternativi e i motivi per i quali non funziona ma non sono riuscito a capire molto bene il motivo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30T15:16:49.028000000</meta:creation-date>
    <dc:date>2025-04-30T15:42:08.045000000</dc:date>
    <meta:editing-duration>PT25M19S</meta:editing-duration>
    <meta:editing-cycles>1</meta:editing-cycles>
    <meta:generator>LibreOffice/7.6.6.3$Windows_X86_64 LibreOffice_project/d97b2716a9a4a2ce1391dee1765565ea469b0ae7</meta:generator>
    <meta:document-statistic meta:table-count="0" meta:image-count="0" meta:object-count="0" meta:page-count="1" meta:paragraph-count="10" meta:word-count="184" meta:character-count="1111" meta:non-whitespace-character-count="937"/>
  </office:meta>
</office:document-meta>
</file>